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UDP Observation" table:style-name="ta1">
        <table:table-column table:style-name="co1" table:default-cell-style-name="ce2"/>
        <table:table-column table:style-name="co2" table:number-columns-repeated="7" table:default-cell-style-name="ce2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Destination</text:p>
          </table:table-cell>
          <table:table-cell table:style-name="ce1" office:value-type="string" calcext:value-type="string">
            <text:p>Protocol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 table:number-columns-spanned="2" table:number-rows-spanned="1">
            <text:p>Info</text:p>
          </table:table-cell>
          <table:covered-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00822098" calcext:value-type="float">
            <text:p>2.000822098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02212923" calcext:value-type="float">
            <text:p>4.00221292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003375223" calcext:value-type="float">
            <text:p>6.00337522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004926983" calcext:value-type="float">
            <text:p>8.004926983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006269015" calcext:value-type="float">
            <text:p>10.00626901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007379055" calcext:value-type="float">
            <text:p>12.007379055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0870027" calcext:value-type="float">
            <text:p>14.00870027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009892669" calcext:value-type="float">
            <text:p>16.009892669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010488382" calcext:value-type="float">
            <text:p>18.010488382</text:p>
          </table:table-cell>
          <table:table-cell office:value-type="string" calcext:value-type="string">
            <text:p>127.0.0.1</text:p>
          </table:table-cell>
          <table:table-cell office:value-type="string" calcext:value-type="string">
            <text:p>127.0.1.1</text:p>
          </table:table-cell>
          <table:table-cell office:value-type="string" calcext:value-type="string">
            <text:p>UDP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5000 → 6000 Len=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20:25:24.630844346</meta:creation-date>
    <dc:date>2021-06-27T20:35:24.834220419</dc:date>
    <meta:editing-duration>PT8M28S</meta:editing-duration>
    <meta:editing-cycles>2</meta:editing-cycles>
    <meta:generator>LibreOffice/6.4.7.2$Linux_X86_64 LibreOffice_project/40$Build-2</meta:generator>
    <meta:document-statistic meta:table-count="1" meta:cell-count="77" meta:object-count="0"/>
  </office:meta>
</office:document-meta>
</file>